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<text:a xlink:type="simple" xlink:href="https://www.beatport.com/track/aliens-original-club-mix/13915506" text:style-name="Internet_20_link" text:visited-style-name="Visited_20_Internet_20_Link">Aliens Original Club Mix </text:a><text:s/>- <text:a xlink:type="simple" xlink:href="https://www.beatport.com/artist/mike-candys/76408" text:style-name="Internet_20_link" text:visited-style-name="Visited_20_Internet_20_Link">Mike Candys</text:a> </text:p>
      <text:p text:style-name="Text_20_body"><text:a xlink:type="simple" xlink:href="https://www.beatport.com/track/boss-dem-extended-version/14018890" text:style-name="Internet_20_link" text:visited-style-name="Visited_20_Internet_20_Link">Boss Dem Extended Version </text:a>-<text:a xlink:type="simple" xlink:href="https://www.beatport.com/artist/swacq/628352" text:style-name="Internet_20_link" text:visited-style-name="Visited_20_Internet_20_Link">SWACQ</text:a> </text:p>
      <text:p text:style-name="Text_20_body"><text:a xlink:type="simple" xlink:href="https://www.beatport.com/track/get-down-original-mix/14228524" text:style-name="Internet_20_link" text:visited-style-name="Visited_20_Internet_20_Link">Get Down Original Mix </text:a>- <text:a xlink:type="simple" xlink:href="https://www.beatport.com/artist/krunk%21/217580" text:style-name="Internet_20_link" text:visited-style-name="Visited_20_Internet_20_Link">Krunk!</text:a>, <text:a xlink:type="simple" xlink:href="https://www.beatport.com/artist/andy-lambert/736971" text:style-name="Internet_20_link" text:visited-style-name="Visited_20_Internet_20_Link">Andy Lambert</text:a> </text:p>
      <text:p text:style-name="Text_20_body"><text:a xlink:type="simple" xlink:href="https://www.beatport.com/track/more-than-you-know-original-mix/14109262" text:style-name="Internet_20_link" text:visited-style-name="Visited_20_Internet_20_Link">More Than You Know Original Mix </text:a>- <text:a xlink:type="simple" xlink:href="https://www.beatport.com/artist/costel-van-dein/381437" text:style-name="Internet_20_link" text:visited-style-name="Visited_20_Internet_20_Link">Costel Van Dein</text:a> </text:p>
      <text:p text:style-name="Text_20_body"><text:a xlink:type="simple" xlink:href="https://www.beatport.com/track/ninja-extended-mix/14026663" text:style-name="Internet_20_link" text:visited-style-name="Visited_20_Internet_20_Link">Ninja Extended Mix </text:a>- <text:a xlink:type="simple" xlink:href="https://www.beatport.com/artist/pretence/692439" text:style-name="Internet_20_link" text:visited-style-name="Visited_20_Internet_20_Link">Pretence</text:a> </text:p>
      <text:p text:style-name="Text_20_body"><text:a xlink:type="simple" xlink:href="https://www.beatport.com/track/weeble-wobble-original-mix/11656722" text:style-name="Internet_20_link" text:visited-style-name="Visited_20_Internet_20_Link">Weeble Wobble Original Mix </text:a>- <text:a xlink:type="simple" xlink:href="https://www.beatport.com/artist/eliminate/211864" text:style-name="Internet_20_link" text:visited-style-name="Visited_20_Internet_20_Link">Eliminate</text:a> </text:p>
      <text:p text:style-name="Text_20_body"><text:a xlink:type="simple" xlink:href="https://www.beatport.com/track/dystopia-2077-original-mix/14096485" text:style-name="Internet_20_link" text:visited-style-name="Visited_20_Internet_20_Link">Dystopia 2077 Original Mix </text:a>- <text:a xlink:type="simple" xlink:href="https://www.beatport.com/artist/f-o-o-l/189556" text:style-name="Internet_20_link" text:visited-style-name="Visited_20_Internet_20_Link">F.O.O.L</text:a>, <text:a xlink:type="simple" xlink:href="https://www.beatport.com/artist/the-forgotten/606209" text:style-name="Internet_20_link" text:visited-style-name="Visited_20_Internet_20_Link">The Forgotten</text:a> </text:p>
      <text:p text:style-name="Text_20_body"><text:a xlink:type="simple" xlink:href="https://www.beatport.com/track/the-arrival-original-mix/14118198" text:style-name="Internet_20_link" text:visited-style-name="Visited_20_Internet_20_Link">The Arrival Original MIx </text:a>- <text:a xlink:type="simple" xlink:href="https://www.beatport.com/artist/pandora-inbox/900572" text:style-name="Internet_20_link" text:visited-style-name="Visited_20_Internet_20_Link">Pandora Inbox</text:a> </text:p>
      <text:p text:style-name="Text_20_body"><text:a xlink:type="simple" xlink:href="https://www.beatport.com/release/iam-now/3135188" text:style-name="Internet_20_link" text:visited-style-name="Visited_20_Internet_20_Link">Iam Now</text:a> - <text:a xlink:type="simple" xlink:href="https://www.beatport.com/artist/dolby-caramel/443004" text:style-name="Internet_20_link" text:visited-style-name="Visited_20_Internet_20_Link">Dolby Caramel</text:a> </text:p>
      <text:p text:style-name="Text_20_body"><text:a xlink:type="simple" xlink:href="https://www.beatport.com/track/supermassive-original-mix/14263637" text:style-name="Internet_20_link" text:visited-style-name="Visited_20_Internet_20_Link">Supermassive Original Mix </text:a>- <text:a xlink:type="simple" xlink:href="https://www.beatport.com/artist/strezz/20269" text:style-name="Internet_20_link" text:visited-style-name="Visited_20_Internet_20_Link">StrezZ</text:a> 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3T18:36:41.390428368</meta:creation-date>
    <dc:date>2020-09-23T20:17:21.738486955</dc:date>
    <meta:editing-duration>PT1H10M10S</meta:editing-duration>
    <meta:editing-cycles>1</meta:editing-cycles>
    <meta:document-statistic meta:table-count="0" meta:image-count="0" meta:object-count="0" meta:page-count="1" meta:paragraph-count="10" meta:word-count="66" meta:character-count="389" meta:non-whitespace-character-count="322"/>
    <meta:generator>LibreOffice/6.0.7.3$Linux_X86_64 LibreOffice_project/00m0$Build-3</meta:generator>
  </office:meta>
</office:document-meta>
</file>